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rlito" fo:font-size="14pt" officeooo:rsid="000868f8" officeooo:paragraph-rsid="000868f8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Carlito" fo:font-size="12pt" officeooo:rsid="001ca891" officeooo:paragraph-rsid="001ca891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Carlito" fo:font-size="12pt" officeooo:rsid="000868f8" officeooo:paragraph-rsid="000868f8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Carlito" fo:font-size="12pt" officeooo:rsid="000bf418" officeooo:paragraph-rsid="000bf418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Carlito" fo:font-size="12pt" officeooo:rsid="000ccfc3" officeooo:paragraph-rsid="000ccfc3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Carlito" fo:font-size="12pt" officeooo:rsid="000f1de6" officeooo:paragraph-rsid="000f1de6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Carlito" fo:font-size="12pt" officeooo:rsid="0010a27a" officeooo:paragraph-rsid="0010a27a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Carlito" fo:font-size="12pt" officeooo:rsid="0010a27a" officeooo:paragraph-rsid="0010e8cc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Carlito" fo:font-size="12pt" officeooo:rsid="0010a27a" officeooo:paragraph-rsid="0018a937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Carlito" fo:font-size="12pt" officeooo:rsid="0010a27a" officeooo:paragraph-rsid="0014c874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Carlito" fo:font-size="12pt" officeooo:rsid="0018a937" officeooo:paragraph-rsid="0018a937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Carlito" fo:font-size="12pt" officeooo:rsid="0019b195" officeooo:paragraph-rsid="0019b195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Carlito" officeooo:paragraph-rsid="001ca891"/>
    </style:style>
    <style:style style:name="P14" style:family="paragraph" style:parent-style-name="Standard">
      <style:paragraph-properties fo:text-align="start" style:justify-single-word="false"/>
      <style:text-properties style:font-name="Carlito" officeooo:rsid="0019b195" officeooo:paragraph-rsid="0019b195"/>
    </style:style>
    <style:style style:name="P15" style:family="paragraph" style:parent-style-name="Standard">
      <style:paragraph-properties fo:text-align="start" style:justify-single-word="false"/>
      <style:text-properties style:font-name="Carlito" fo:font-size="12pt" officeooo:rsid="000f1de6" officeooo:paragraph-rsid="002ee87b" style:font-size-asian="10.5pt" style:font-size-complex="12pt"/>
    </style:style>
    <style:style style:name="T1" style:family="text">
      <style:text-properties officeooo:rsid="000f1de6"/>
    </style:style>
    <style:style style:name="T2" style:family="text">
      <style:text-properties officeooo:rsid="0010a27a"/>
    </style:style>
    <style:style style:name="T3" style:family="text">
      <style:text-properties officeooo:rsid="0012782a"/>
    </style:style>
    <style:style style:name="T4" style:family="text">
      <style:text-properties fo:font-size="12pt" style:font-size-asian="10.5pt" style:font-size-complex="12pt"/>
    </style:style>
    <style:style style:name="T5" style:family="text">
      <style:text-properties fo:font-size="12pt" officeooo:rsid="0018a937" style:font-size-asian="10.5pt" style:font-size-complex="12pt"/>
    </style:style>
    <style:style style:name="T6" style:family="text">
      <style:text-properties fo:font-size="12pt" officeooo:rsid="001b676b" style:font-size-asian="10.5pt" style:font-size-complex="12pt"/>
    </style:style>
    <style:style style:name="T7" style:family="text">
      <style:text-properties fo:font-size="12pt" officeooo:rsid="001ca891" style:font-size-asian="10.5pt" style:font-size-complex="12pt"/>
    </style:style>
    <style:style style:name="T8" style:family="text">
      <style:text-properties fo:font-size="12pt" officeooo:rsid="001cc87c" style:font-size-asian="10.5pt" style:font-size-complex="12pt"/>
    </style:style>
    <style:style style:name="T9" style:family="text">
      <style:text-properties fo:color="#ff0000"/>
    </style:style>
    <style:style style:name="T10" style:family="text">
      <style:text-properties officeooo:rsid="002dc4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ation to fine-tune neural networks with TF-slim</text:p>
      <text:p text:style-name="P1"/>
      <text:p text:style-name="P2">0) Install Tensorflow and TF-slim :</text:p>
      <text:p text:style-name="P2"><text:tab/>tensorflow : https://www.tensorflow.org/install/</text:p>
      <text:p text:style-name="P13"><text:span text:style-name="T7"><text:tab/>TF-slim : https://github.com/tensorflow/models/tree/master/slim <text:s/>readme.md chapters « Installing latest version of TF-Slim » and « Installing the TF-Slim </text:span><text:span text:style-name="T8">image </text:span><text:span text:style-name="T7">models library »</text:span></text:p>
      <text:p text:style-name="P1"/>
      <text:p text:style-name="P3">1) group the samples under a same directory. Do a sub directory for each class</text:p>
      <text:p text:style-name="P3"/>
      <text:p text:style-name="P3">example : /home/workspace/dataset/pedestrian_photos/class1</text:p>
      <text:p text:style-name="P3"><text:tab/> <text:s text:c="3"/>/home/workspace/dataset/pedestrian_photos/class2</text:p>
      <text:p text:style-name="P3"/>
      <text:p text:style-name="P4">2) Convert the dataset to tensorflow records. Launch <text:span text:style-name="T1">from the directory where TF-slim is installed (e.g : /home/workspace/models/slim)</text:span> :</text:p>
      <text:p text:style-name="P4"/>
      <text:p text:style-name="P4">python ./datasets/convert_to_records.py /home/workspace/dataset/</text:p>
      <text:p text:style-name="P4"/>
      <text:p text:style-name="P5">multiple .tfrecord file<text:span text:style-name="T1">s</text:span> will be created under the <text:span text:style-name="T1">given </text:span>« dataset » directory</text:p>
      <text:p text:style-name="P5"/>
      <text:p text:style-name="P6">3) Do a copy of each of these files and rename it from « pedestrian_train_0000*-of-00005.tfrecord » <text:s/>to « train<text:span text:style-name="T9">-</text:span>0000*-of-00005.tfrecord ». Do the same for validation records.</text:p>
      <text:p text:style-name="P6"/>
      <text:p text:style-name="P15">4) <text:span text:style-name="T10">Replace the « train_image_classifier.py » from slim directory by the one pulled from the git repository </text:span></text:p>
      <text:p text:style-name="P15"/>
      <text:p text:style-name="P15"><text:span text:style-name="T2">Launch (from slim directory) fine-tuning of the last classification layer :</text:span></text:p>
      <text:p text:style-name="P6"/>
      <text:p text:style-name="P7">python train_image_classifier.py </text:p>
      <text:p text:style-name="P7">--train_dir=/home/workspace/output/directory/to_store/graph </text:p>
      <text:p text:style-name="P8">--dataset_dir=/home/workspace/dataset/ </text:p>
      <text:p text:style-name="P9">--model_name=inception_v4 <text:s text:c="2"/></text:p>
      <text:p text:style-name="P9">--checkpoint_path=/home/<text:span text:style-name="T3">workspace</text:span>/checkpoints/inception_v4.ckpt --checkpoint_exclude_scopes=InceptionV4/Logits,InceptionV4/AuxLogits </text:p>
      <text:p text:style-name="P10">--trainable_scopes=InceptionV4/Logits,InceptionV4/AuxLogits</text:p>
      <text:p text:style-name="P11"/>
      <text:p text:style-name="P11">The --model_name can be whatever you want, all models available for fine-tuning with tf-slim are listed in the readme.md here : https://github.com/tensorflow/models/tree/master/slim chapter « Pre-trained models »</text:p>
      <text:p text:style-name="P11"/>
      <text:p text:style-name="P14"><text:span text:style-name="T5">T</text:span><text:span text:style-name="T4">he --checkpoint_path has to match the given model name, tensorflow checkpoints can be downloaded at the same address as above </text:span></text:p>
      <text:p text:style-name="P12"/>
      <text:p text:style-name="P12">--checkpoint_exclude_scopes indicates which layers we do not want to load when reading the checkpoint (here it corresponds the last classification layer)</text:p>
      <text:p text:style-name="P12"/>
      <text:p text:style-name="P14"><text:span text:style-name="T4">--</text:span><text:span text:style-name="T6">trainable_scopes indicates the layers we want to train, weights for all other layers will remain the same as in the checkpoin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31T12:26:59.618714658</meta:creation-date>
    <dc:date>2017-09-11T17:11:39.239212543</dc:date>
    <meta:editing-duration>PT2H28M33S</meta:editing-duration>
    <meta:editing-cycles>21</meta:editing-cycles>
    <meta:generator>LibreOffice/5.1.6.2$Linux_X86_64 LibreOffice_project/10m0$Build-2</meta:generator>
    <meta:document-statistic meta:table-count="0" meta:image-count="0" meta:object-count="0" meta:page-count="1" meta:paragraph-count="23" meta:word-count="252" meta:character-count="2112" meta:non-whitespace-character-count="1875"/>
  </office:meta>
</office:document-meta>
</file>